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1" table:number-rows-spanned="2">
            <text:p>Sub</text:p>
          </table:table-cell>
          <table:table-cell table:style-name="ce1" office:value-type="string" table:number-columns-spanned="1" table:number-rows-spanned="2">
            <text:p>Num tracks</text:p>
          </table:table-cell>
          <table:table-cell table:style-name="ce1" office:value-type="string" table:number-columns-spanned="1" table:number-rows-spanned="2">
            <text:p><text:s/>Used tracks</text:p>
          </table:table-cell>
          <table:table-cell table:style-name="ce1" office:value-type="string" table:number-columns-spanned="1" table:number-rows-spanned="2">
            <text:p>Num prototye</text:p>
          </table:table-cell>
          <table:table-cell table:style-name="ce1" office:value-type="string" table:number-columns-spanned="1" table:number-rows-spanned="2">
            <text:p><text:s text:c="3"/>Prototye <text:s text:c="2"/>policy</text:p>
          </table:table-cell>
          <table:table-cell table:style-name="ce1" office:value-type="string" table:number-columns-spanned="1" table:number-rows-spanned="2">
            <text:p>Num of clusters</text:p>
          </table:table-cell>
          <table:table-cell table:style-name="ce1" office:value-type="string" table:number-columns-spanned="5" table:number-rows-spanned="1">
            <text:p>Time (s)</text:p>
          </table:table-cell>
          <table:covered-table-cell table:number-columns-repeated="4" table:style-name="ce5"/>
          <table:table-cell table:style-name="ce2"/>
        </table:table-row>
        <table:table-row table:style-name="ro2">
          <table:covered-table-cell table:number-columns-repeated="6" table:style-name="ce1"/>
          <table:table-cell table:style-name="ce1" office:value-type="string">
            <text:p>Disimilarity</text:p>
          </table:table-cell>
          <table:table-cell table:style-name="ce5" office:value-type="string">
            <text:p><text:s text:c="4"/>k-means <text:s text:c="4"/>(k-means++)</text:p>
          </table:table-cell>
          <table:table-cell table:style-name="ce5" office:value-type="string">
            <text:p>minibatch kmean (k-means++)</text:p>
          </table:table-cell>
          <table:table-cell table:style-name="ce5" office:value-type="string">
            <text:p><text:s text:c="2"/>k-means <text:s text:c="2"/>(random)</text:p>
          </table:table-cell>
          <table:table-cell table:style-name="ce5" office:value-type="string">
            <text:p>minibatch kmean (random)</text:p>
          </table:table-cell>
          <table:table-cell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0.732507944107">
            <text:p>0.7325079441</text:p>
          </table:table-cell>
          <table:table-cell table:style-name="ce1" office:value-type="float" office:value="3.93136191368">
            <text:p>3.9313619137</text:p>
          </table:table-cell>
          <table:table-cell table:style-name="ce1" office:value-type="float" office:value="1.9659280777">
            <text:p>1.9659280777</text:p>
          </table:table-cell>
          <table:table-cell office:value-type="float" office:value="1.46888017654">
            <text:p>1.4688801765</text:p>
          </table:table-cell>
          <table:table-cell office:value-type="float" office:value="0.820595026016">
            <text:p>0.820595026</text:p>
          </table:table-cell>
          <table:table-cell/>
        </table:table-row>
        <table:table-row table:style-name="ro4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.36068201065">
            <text:p>2.3606820107</text:p>
          </table:table-cell>
          <table:table-cell table:style-name="ce1" office:value-type="float" office:value="23.6614661217">
            <text:p>23.6614661217</text:p>
          </table:table-cell>
          <table:table-cell table:style-name="ce1" office:value-type="float" office:value="3.35749602318">
            <text:p>3.3574960232</text:p>
          </table:table-cell>
          <table:table-cell office:value-type="float" office:value="16.3630731106">
            <text:p>16.3630731106</text:p>
          </table:table-cell>
          <table:table-cell office:value-type="float" office:value="1.78994584084">
            <text:p>1.7899458408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.81517887115">
            <text:p>5.8151788712</text:p>
          </table:table-cell>
          <table:table-cell table:style-name="ce1" office:value-type="float" office:value="60.9372627735">
            <text:p>60.9372627735</text:p>
          </table:table-cell>
          <table:table-cell table:style-name="ce1" office:value-type="float" office:value="2.04472899437">
            <text:p>2.0447289944</text:p>
          </table:table-cell>
          <table:table-cell office:value-type="float" office:value="46.9069981575">
            <text:p>46.9069981575</text:p>
          </table:table-cell>
          <table:table-cell office:value-type="float" office:value="2.35107898712">
            <text:p>2.3510789871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.7874789238">
            <text:p>6.7874789238</text:p>
          </table:table-cell>
          <table:table-cell table:style-name="ce1" office:value-type="float" office:value="111.133988142">
            <text:p>111.133988142</text:p>
          </table:table-cell>
          <table:table-cell table:style-name="ce1" office:value-type="float" office:value="2.1040430069">
            <text:p>2.1040430069</text:p>
          </table:table-cell>
          <table:table-cell office:value-type="float" office:value="98.1477191448">
            <text:p>98.1477191448</text:p>
          </table:table-cell>
          <table:table-cell office:value-type="float" office:value="0.651743173599">
            <text:p>0.6517431736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74.565278053">
            <text:p>174.565278053</text:p>
          </table:table-cell>
          <table:table-cell table:style-name="ce6" office:value-type="string">
            <text:p>N/A</text:p>
          </table:table-cell>
          <table:table-cell office:value-type="float" office:value="36.9317028522">
            <text:p>36.9317028522</text:p>
          </table:table-cell>
          <table:table-cell table:style-name="ce8" office:value-type="string">
            <text:p>N/A</text:p>
          </table:table-cell>
          <table:table-cell office:value-type="float" office:value="42.9635140896">
            <text:p>42.9635140896</text:p>
          </table:table-cell>
          <table:table-cell/>
        </table:table-row>
        <table:table-row table:style-name="ro5">
          <table:table-cell table:style-name="ce1" table:number-columns-repeated="2"/>
          <table:table-cell table:style-name="ce3"/>
          <table:table-cell table:style-name="ce1" table:number-columns-repeated="4"/>
          <table:table-cell table:style-name="ce7"/>
          <table:table-cell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style-name="ce4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355315923691">
            <text:p>0.3553159237</text:p>
          </table:table-cell>
          <table:table-cell office:value-type="float" office:value="0.478286981583">
            <text:p>0.4782869816</text:p>
          </table:table-cell>
          <table:table-cell office:value-type="float" office:value="0.314777851105">
            <text:p>0.3147778511</text:p>
          </table:table-cell>
          <table:table-cell office:value-type="float" office:value="0.28836107254">
            <text:p>0.2883610725</text:p>
          </table:table-cell>
          <table:table-cell office:value-type="float" office:value="0.21186709404">
            <text:p>0.211867094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438951969147">
            <text:p>0.4389519691</text:p>
          </table:table-cell>
          <table:table-cell office:value-type="float" office:value="0.943390130997">
            <text:p>0.943390131</text:p>
          </table:table-cell>
          <table:table-cell office:value-type="float" office:value="0.37358379364">
            <text:p>0.3735837936</text:p>
          </table:table-cell>
          <table:table-cell office:value-type="float" office:value="0.584991931915">
            <text:p>0.5849919319</text:p>
          </table:table-cell>
          <table:table-cell office:value-type="float" office:value="0.237576961517">
            <text:p>0.2375769615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.0671980381">
            <text:p>3.0671980381</text:p>
          </table:table-cell>
          <table:table-cell table:style-name="ce1" office:value-type="float" office:value="7.43193817139">
            <text:p>7.4319381714</text:p>
          </table:table-cell>
          <table:table-cell table:style-name="ce1" office:value-type="float" office:value="0.55425786972">
            <text:p>0.5542578697</text:p>
          </table:table-cell>
          <table:table-cell office:value-type="float" office:value="6.11223387718">
            <text:p>6.1122338772</text:p>
          </table:table-cell>
          <table:table-cell office:value-type="float" office:value="0.43736410141">
            <text:p>0.4373641014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.27923488617">
            <text:p>5.2792348862</text:p>
          </table:table-cell>
          <table:table-cell table:style-name="ce1" office:value-type="float" office:value="16.8813450336">
            <text:p>16.8813450336</text:p>
          </table:table-cell>
          <table:table-cell table:style-name="ce1" office:value-type="float" office:value="1.05091905594">
            <text:p>1.0509190559</text:p>
          </table:table-cell>
          <table:table-cell office:value-type="float" office:value="14.4005291462">
            <text:p>14.4005291462</text:p>
          </table:table-cell>
          <table:table-cell office:value-type="float" office:value="0.637657880783">
            <text:p>0.6376578808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.75712895393">
            <text:p>6.7571289539</text:p>
          </table:table-cell>
          <table:table-cell table:style-name="ce1" office:value-type="float" office:value="32.4319250584">
            <text:p>32.4319250584</text:p>
          </table:table-cell>
          <table:table-cell table:style-name="ce1" office:value-type="float" office:value="1.10410094261">
            <text:p>1.1041009426</text:p>
          </table:table-cell>
          <table:table-cell office:value-type="float" office:value="29.9079461098">
            <text:p>29.9079461098</text:p>
          </table:table-cell>
          <table:table-cell office:value-type="float" office:value="0.695086956024">
            <text:p>0.695086956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3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4.486075878">
            <text:p>174.486075878</text:p>
          </table:table-cell>
          <table:table-cell table:style-name="ce6" office:value-type="string">
            <text:p>N/A</text:p>
          </table:table-cell>
          <table:table-cell table:style-name="ce1" office:value-type="float" office:value="24.7936301231">
            <text:p>24.7936301231</text:p>
          </table:table-cell>
          <table:table-cell table:style-name="ce8" office:value-type="string">
            <text:p>N/A</text:p>
          </table:table-cell>
          <table:table-cell office:value-type="float" office:value="21.7540850639">
            <text:p>21.7540850639</text:p>
          </table:table-cell>
          <table:table-cell/>
        </table:table-row>
        <table:table-row table:style-name="ro5">
          <table:table-cell table:style-name="ce1" table:number-columns-repeated="9"/>
          <table:table-cell table:number-columns-repeated="3"/>
        </table:table-row>
        <table:table-row table:style-name="ro5">
          <table:table-cell table:style-name="ce1"/>
          <table:table-cell table:style-name="ce2" office:value-type="string">
            <text:p>*Note: batch size is 100</text:p>
          </table:table-cell>
          <table:table-cell table:style-name="ce1" table:number-columns-repeated="7"/>
          <table:table-cell table:number-columns-repeated="3"/>
        </table:table-row>
        <table:table-row table:style-name="ro5" table:number-rows-repeated="24">
          <table:table-cell table:style-name="ce1" table:number-columns-repeated="9"/>
          <table:table-cell table:number-columns-repeated="3"/>
        </table:table-row>
        <table:table-row table:style-name="ro5" table:number-rows-repeated="1048535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3-12T19:18:12</meta:creation-date>
    <meta:generator>LibreOffice/3.5$Linux_X86_64 LibreOffice_project/350m1$Build-2</meta:generator>
    <dc:date>2013-03-14T17:33:25</dc:date>
    <dc:creator>bao </dc:creator>
    <meta:editing-duration>PT2H51M29S</meta:editing-duration>
    <meta:editing-cycles>3</meta:editing-cycles>
    <meta:document-statistic meta:table-count="3" meta:cell-count="132" meta:object-count="0"/>
  </office:meta>
</office:document-meta>
</file>